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ansLight" svg:font-family="OpenSansLight, 'Helvetica Neue'" style:font-family-generic="system"/>
    <style:font-face style:name="NSimSun"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break-before="page"/>
    </style:style>
    <style:style style:name="P2" style:family="paragraph" style:parent-style-name="Contents_20_Heading">
      <style:paragraph-properties fo:break-before="page">
        <style:tab-stops>
          <style:tab-stop style:position="16.591cm" style:type="right" style:leader-style="dotted" style:leader-tex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background-color="#ffff00"/>
    </style:style>
    <style:style style:name="P5" style:family="paragraph" style:parent-style-name="Standard">
      <style:paragraph-properties fo:text-align="justify" style:justify-single-word="false"/>
      <style:text-properties fo:color="#444a4d"/>
    </style:style>
    <style:style style:name="P6" style:family="paragraph" style:parent-style-name="Standard">
      <style:paragraph-properties fo:text-align="center" style:justify-single-word="false"/>
      <style:text-properties fo:color="#444a4d" fo:background-color="#ffff00"/>
    </style:style>
    <style:style style:name="P7" style:family="paragraph" style:parent-style-name="Standard">
      <style:paragraph-properties fo:text-align="center" style:justify-single-word="false"/>
      <style:text-properties fo:color="#444a4d"/>
    </style:style>
    <style:style style:name="P8" style:family="paragraph" style:parent-style-name="Standard">
      <style:paragraph-properties fo:text-align="justify" style:justify-single-word="false"/>
      <style:text-properties fo:color="#444a4d" style:font-name="Algerian"/>
    </style:style>
    <style:style style:name="P9" style:family="paragraph" style:parent-style-name="Standard">
      <style:paragraph-properties fo:text-align="center" style:justify-single-word="false"/>
      <style:text-properties fo:color="#000000" fo:background-color="#ffff00"/>
    </style:style>
    <style:style style:name="P10" style:family="paragraph" style:parent-style-name="Standard">
      <style:paragraph-properties fo:text-align="center" style:justify-single-word="false"/>
      <style:text-properties fo:color="#000000" style:font-name="OpenSansLight" fo:background-color="#ffff00"/>
    </style:style>
    <style:style style:name="P11" style:family="paragraph" style:parent-style-name="Standard">
      <style:paragraph-properties fo:text-align="center" style:justify-single-word="false"/>
    </style:style>
    <style:style style:name="P12" style:family="paragraph" style:parent-style-name="Standard" style:master-page-name="MP0">
      <style:paragraph-properties style:page-number="auto" fo:break-before="page"/>
    </style:style>
    <style:style style:name="P13" style:family="paragraph" style:parent-style-name="Standard" style:list-style-name="L2">
      <style:paragraph-properties fo:text-align="justify" style:justify-single-word="false"/>
      <style:text-properties fo:font-size="14pt" style:font-size-asian="14pt" style:font-size-complex="14pt"/>
    </style:style>
    <style:style style:name="P14" style:family="paragraph" style:parent-style-name="Standard" style:list-style-name="L1">
      <style:paragraph-properties fo:break-before="page"/>
      <style:text-properties fo:font-size="14pt" style:font-size-asian="14pt" style:font-size-complex="14pt"/>
    </style:style>
    <style:style style:name="T1" style:family="text">
      <style:text-properties style:font-name="Times New Roman" style:font-name-complex="Times New Roman"/>
    </style:style>
    <style:style style:name="T2" style:family="text">
      <style:text-properties fo:color="#444a4d"/>
    </style:style>
    <style:style style:name="T3" style:family="text">
      <style:text-properties fo:color="#444a4d" style:font-name="Times New Roman" style:font-name-complex="Times New Roman"/>
    </style:style>
    <style:style style:name="T4" style:family="text">
      <style:text-properties fo:color="#444a4d" fo:background-color="#ffffff" loext:char-shading-value="0"/>
    </style:style>
    <style:style style:name="T5" style:family="text">
      <style:text-properties fo:color="#444a4d" fo:font-size="13pt" style:font-size-asian="13pt" style:font-size-complex="13pt"/>
    </style:style>
    <style:style style:name="T6" style:family="text">
      <style:text-properties fo:color="#444a4d" fo:background-color="#ffff00" loext:char-shading-value="0"/>
    </style:style>
    <style:style style:name="T7" style:family="text">
      <style:text-properties fo:color="#222222"/>
    </style:style>
    <style:style style:name="T8" style:family="text">
      <style:text-properties fo:color="#000000"/>
    </style:style>
    <style:style style:name="T9" style:family="text">
      <style:text-properties fo:color="#000000" fo:font-size="13pt" style:font-size-asian="13pt" style:font-size-complex="13pt"/>
    </style:style>
    <style:style style:name="T10" style:family="text">
      <style:text-properties fo:color="#4f5356"/>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 robotique</text:p>
      <text:p text:style-name="Standard"/>
      <text:p text:style-name="P1">Résumé</text:p>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able des matières</text:p>
        </text:index-body>
      </text:table-of-content>
      <text:p text:style-name="Standard"/>
      <text:list xml:id="list3078397130" text:style-name="L1">
        <text:list-item>
          <text:p text:style-name="P14">Introduction</text:p>
        </text:list-item>
      </text:list>
      <text:p text:style-name="P3">Les robots sont présents dans chaque action de notre quotidien, ils sont devenus essentiels à notre vie. En effet, aujourd’hui certaines machines à laver ou tondeuse à gazons peuvent s’enclencher automatiquement et exécuter leurs tâches dans une autonomie totale. Ces avancées permettent de réduire l’effort fourni par l’homme lors de ses tâches ménagères ; mais les robots peuvent faciliter la vie dans d’autres domaines tels que la médecine, avec le robot <text:span text:style-name="Police_20_par_20_défaut"><text:span text:style-name="T1">"</text:span></text:span>Da Vinci<text:span text:style-name="Police_20_par_20_défaut"><text:span text:style-name="T1">"</text:span></text:span> par exemple, ou dans le secteur du déplacement, comme avec le <text:span text:style-name="Police_20_par_20_défaut"><text:span text:style-name="T1">"</text:span></text:span>Smart Shuttle<text:span text:style-name="Police_20_par_20_défaut"><text:span text:style-name="T1">"</text:span></text:span> qui se situe à Sion. Grâce à toutes ces avancées, des robots éducatifs ont pu être créés afin de faire comprendre la robotique aux plus jeunes ou aux personnes qui ne font pas d’études dans ce domaine. C’est grâce à l’étude du robot <text:span text:style-name="Police_20_par_20_défaut"><text:span text:style-name="T1">"</text:span></text:span>Thymio<text:span text:style-name="Police_20_par_20_défaut"><text:span text:style-name="T1">"</text:span></text:span> créé à l’école polytechnique fédérale de Lausanne et de certains ouvrages que ce travail de maturité a pu être réalisé. En effet, cet écrit permettra de comprendre les bases de la robotique telles que les capteurs, les moteurs, le modèle de contrôle ou la programmation événementielle. Il permettra également d’explorer les bases de la robotique avec l’aide du robot <text:span text:style-name="Police_20_par_20_défaut"><text:span text:style-name="T1">"</text:span></text:span>Thymio<text:span text:style-name="Police_20_par_20_défaut"><text:span text:style-name="T1">"</text:span></text:span> et permettra de tester les possibilités de ces robots. Enfin un projet personnel réalisé avec robot sera mis en œuvre.</text:p>
      <text:p text:style-name="P4">(INSÉRER IMAGE ROBOT DA VINCI)</text:p>
      <text:p text:style-name="P3"/>
      <text:list xml:id="list2542956986" text:style-name="L2">
        <text:list-item>
          <text:p text:style-name="P13">Les robots et leurs généralités</text:p>
        </text:list-item>
      </text:list>
      <text:p text:style-name="P3">Commençons par définir ce qu’est un robot. D’après le Larousse, un robot est un <text:span text:style-name="Police_20_par_20_défaut"><text:span text:style-name="T1">"</text:span></text:span>a<text:span text:style-name="Police_20_par_20_défaut"><text:span text:style-name="T2">ppareil automatique capable de manipuler des objets ou d'exécuter des opérations selon un programme fixe, modifiable ou adaptable</text:span></text:span><text:span text:style-name="Police_20_par_20_défaut"><text:span text:style-name="T3">"</text:span></text:span><text:span text:style-name="Police_20_par_20_défaut"><text:span text:style-name="T2">. Ajoutons qu’un robot requiert la maîtrise de plusieurs techniques telles que la mécanique, l’électronique et l’informatique. L’étymologie de ce mot provient du tchécoslovaque </text:span></text:span><text:span text:style-name="Police_20_par_20_défaut"><text:span text:style-name="T7">Josef Čapek</text:span></text:span><text:span text:style-name="Police_20_par_20_défaut"><text:span text:style-name="T2"> qui s’inspira du mot tchèque </text:span></text:span><text:span text:style-name="Police_20_par_20_défaut"><text:span text:style-name="T3">"</text:span></text:span><text:span text:style-name="Police_20_par_20_défaut"><text:span text:style-name="T2">robota</text:span></text:span><text:span text:style-name="Police_20_par_20_défaut"><text:span text:style-name="T3">"</text:span></text:span><text:span text:style-name="Police_20_par_20_défaut"><text:span text:style-name="T2"> qui signifie travail forcé. Cependant Josef communiqua son idée de mot à son frère </text:span></text:span><text:a xlink:type="simple" xlink:href="https://fr.wikipedia.org/wiki/Karel_Čapek" office:target-frame-name="_top" xlink:show="replace" text:style-name="Internet_20_link" text:visited-style-name="Visited_20_Internet_20_Link"><text:span text:style-name="Police_20_par_20_défaut"><text:span text:style-name="T4">Karel Čapek</text:span></text:span></text:a><text:span text:style-name="Police_20_par_20_défaut"><text:span text:style-name="T2"> qui le fit apparaître pour la première fois dans sa pièce de théâtre en 1920. Grâce à la notoriété de sa pièce, Karel sera considéré comme l’inventeur du mot robot. Revenons sur la définition du Larousse et penchons-nous sur les termes de la </text:span></text:span><text:span text:style-name="Police_20_par_20_défaut"><text:span text:style-name="T3">"</text:span></text:span><text:span text:style-name="Police_20_par_20_défaut"><text:span text:style-name="T2">programmation fixe, modifiable ou adaptable</text:span></text:span><text:span text:style-name="Police_20_par_20_défaut"><text:span text:style-name="T3">"</text:span></text:span><text:span text:style-name="Police_20_par_20_défaut"><text:span text:style-name="T2">, ces termes sous-entendent le fait de savoir si un robot est doté de capteurs ou non. Cela rend difficile la caractérisation d’un robot puisqu’en effet, il existe plusieurs types de robots. Cependant, nous pouvons faire plusieurs types de classifications, comme une classification par rapport à leur interaction avec l’environnement, ou par rapport à leur domaine d’application.</text:span></text:span></text:p>
      <text:p text:style-name="P5"/>
      <text:p text:style-name="P5"/>
      <text:p text:style-name="P3"><text:span text:style-name="Police_20_par_20_défaut"><text:span text:style-name="T2">2.1 </text:span></text:span><text:span text:style-name="Police_20_par_20_défaut"><text:span text:style-name="T5">Classification par rapport à leur interaction avec l’environnement</text:span></text:span></text:p>
      <text:p text:style-name="P6">(INSÉRER IMAGE 1.1 DU LIVRE)</text:p>
      <text:p text:style-name="P3"><text:span text:style-name="Police_20_par_20_défaut"><text:span text:style-name="T2">Les robots peuvent être séparés en 2 sections, les fixes et les mobiles. Les robots fixes sont présents en majorité dans le secteur industriel. Ils ont pour but d’exercer des tâches répétitives prédéfinies telles que la soudure ou la peinture et se situent dans des lieux prédisposés à l’accueil de machines comme eux. Grâce aux progrès de la technologie, ces robots sont de plus en plus enclins à se séparer de l’homme et à acquérir de l’autonomie.</text:span></text:span></text:p>
      <text:p text:style-name="P5"/>
      <text:p text:style-name="P3"><text:span text:style-name="Police_20_par_20_défaut"><text:span text:style-name="T2">En revanche, les robots mobiles sont, comme nous pouvons le présupposer, des robots qui ont la capacité de bouger. Cependant, ce type de robot doit être prêt à interagir avec l’environnement changeant qui l’entoure. Il n’est pas à l’abri de faire face à un homme ou un animal, comme le sont les aspirateurs robotisés ; et doit pouvoir continuer à exécuter sa tâche malgré les contraintes qui s’y opposent.</text:span></text:span></text:p>
      <text:p text:style-name="P3"><text:span text:style-name="Police_20_par_20_défaut"><text:span text:style-name="T2">Ces types de robots sont, de nos jours, capables de se déplacer dans trois des quatre éléments de la terre. Les drones font partie de la catégorie aérienne et peuvent se déplacer grâce à leurs hélices. Ils peuvent permettre, par exemple, de prendre des photos de lieux inatteignable pour l’homme, ce qui permet de les analyser. Les explorateurs sous-marins sont des machines de type aquatique qui permettent l’exploration des fonds marins inatteignables et également l’analyse des espèces présentes, puisqu’en effet : </text:span></text:span><text:span text:style-name="Police_20_par_20_défaut"><text:span text:style-name="T3">"</text:span></text:span><text:span text:style-name="Police_20_par_20_défaut"><text:span text:style-name="T2">90 % des fonds marins restent à explorer</text:span></text:span><text:span text:style-name="Police_20_par_20_défaut"><text:span text:style-name="T3">"</text:span></text:span><text:span text:style-name="Police_20_par_20_défaut"><text:span text:style-name="T2">. Les voitures robotisées sont des exemples de machines de type terrestre. Si elles sont mises en vigueur pour l’ensemble de la </text:span></text:span><text:soft-page-break/><text:span text:style-name="Police_20_par_20_défaut"><text:span text:style-name="T2">population, elles pourront changer le mode de déplacement de l’homme dans le futur. Les robots terrestres peuvent être dotés de jambes (ou de pattes) comme le </text:span></text:span><text:span text:style-name="Police_20_par_20_défaut"><text:span text:style-name="T3">"</text:span></text:span><text:span text:style-name="Police_20_par_20_défaut"><text:span text:style-name="T2">mini cheetah</text:span></text:span><text:span text:style-name="Police_20_par_20_défaut"><text:span text:style-name="T3">"</text:span></text:span><text:span text:style-name="Police_20_par_20_défaut"><text:span text:style-name="T2">, robot crée par le MIT. Ils peuvent également être dotés de chenilles comme </text:span></text:span><text:span text:style-name="Police_20_par_20_défaut"><text:span text:style-name="T3">"</text:span></text:span><text:span text:style-name="Police_20_par_20_défaut"><text:span text:style-name="T2">Grover</text:span></text:span><text:span text:style-name="Police_20_par_20_défaut"><text:span text:style-name="T3">"</text:span></text:span><text:span text:style-name="Police_20_par_20_défaut"><text:span text:style-name="T2">, robot crée par la NASA, qui a exploré le Groenland afin d’étudier la fonte des glaces. Ils peuvent aussi être dotés de roues comme </text:span></text:span><text:span text:style-name="Police_20_par_20_défaut"><text:span text:style-name="T3">"</text:span></text:span><text:span text:style-name="Police_20_par_20_défaut"><text:span text:style-name="T2">Curiosity</text:span></text:span><text:span text:style-name="Police_20_par_20_défaut"><text:span text:style-name="T3">"</text:span></text:span><text:span text:style-name="Police_20_par_20_défaut"><text:span text:style-name="T2">, robot créé par la NASA également, qui effectue une exploration de la planète Mars. Le choix de leur mode de déplacement change par rapport à la nature des sols auxquels ils vont être confrontés.</text:span></text:span></text:p>
      <text:p text:style-name="P9">(INSÉRER IMAGE GROVER+MINI CHEETAH)</text:p>
      <text:p text:style-name="P10"/>
      <text:p text:style-name="P3"><text:span text:style-name="Police_20_par_20_défaut"><text:span text:style-name="T8">2.2 </text:span></text:span><text:span text:style-name="Police_20_par_20_défaut"><text:span text:style-name="T9">Classification par rapport à leur domaine d’application</text:span></text:span></text:p>
      <text:p text:style-name="P7"/>
      <text:p text:style-name="P11"><text:span text:style-name="Police_20_par_20_défaut"><text:span text:style-name="T6">(INSÉRER IMAGE 1.2 DU LIVRE)</text:span></text:span></text:p>
      <text:p text:style-name="P5">Comme dit précédemment, les robots peuvent être classés par leur domaine d’application, donc par le secteur dans lequel ils peuvent être utiles. C’est pour cela que deux sections peuvent être distinctes, le secteur de l’industrie et celui du service.</text:p>
      <text:p text:style-name="P5"/>
      <text:p text:style-name="P3"><text:span text:style-name="Police_20_par_20_défaut"><text:span text:style-name="T2">C’est dans le secteur industriel que les robots firent, pour la première fois, leur apparition. En effet, ils jouent un rôle important dans les travaux à la chaîne effectués dans les entreprises. Ils sont grandement utiles à l’être humain pour effectuer des tâches qui pourrait mettre en danger les ouvriers mais aussi parce qu’ils peuvent être beaucoup plus rapides que les humains. Cependant, il ne faut pas penser que les robots volent le travail des ouvriers. Derrière chaque robot se cache un humain. En effet, pendant que le robot effectue les tâches répétitives et dangereuses, l’ouvrier est nécessaire pour le contrôle du travail. S’il y a une erreur dans le programme du robot, celui-ci ne pourra pas s’apercevoir de son erreur, tandis que l’homme s’en rendra compte. De plus, l’homme est utile justement pour programmer le robot dans le but qu’il exécute la tâche qu’il désire. C’est pour cela que les robots peuvent être présents dans la logistique comme par exemple le robot </text:span></text:span><text:span text:style-name="Police_20_par_20_défaut"><text:span text:style-name="T3">"</text:span></text:span><text:span text:style-name="Police_20_par_20_défaut"><text:span text:style-name="T2">Handle</text:span></text:span><text:span text:style-name="Police_20_par_20_défaut"><text:span text:style-name="T3">"</text:span></text:span><text:span text:style-name="Police_20_par_20_défaut"><text:span text:style-name="T2">, robot crée par Boston Dynamics, qui soulève des charges lourdes et les déplace aux endroits voulus. Ils peuvent aussi être présents dans la manufacture, comme lors de la construction de pièces métalliques ou de soudure, environnement qui peut être nocif pour l’homme à long terme.</text:span></text:span></text:p>
      <text:p text:style-name="P8"/>
      <text:p text:style-name="P3"><text:span text:style-name="Police_20_par_20_défaut"><text:span text:style-name="T2">Le secteur du service peut être divisé en quatre sections. En effet, les robots peuvent apporter leur aide dans la médecine, les tâches ménagères, l’éducation et la défense. Les robots médicaux existent ; cependant, à cause de leurs prix, ils ne sont pas utilisés dans toutes les opérations. De plus, du fait de leur apparition récente, ils ne peuvent pas être totalement autonomes ; l’homme est largement nécessaire encore aujourd’hui et en ce moment, ils servent juste de soutien. Cependant, il est déjà possible de se faire opérer par un robot, notamment par le robot </text:span></text:span><text:span text:style-name="Police_20_par_20_défaut"><text:span text:style-name="T3">"</text:span></text:span><text:span text:style-name="Police_20_par_20_défaut"><text:span text:style-name="T2">Da Vinci</text:span></text:span><text:span text:style-name="Police_20_par_20_défaut"><text:span text:style-name="T3">"</text:span></text:span><text:span text:style-name="Police_20_par_20_défaut"><text:span text:style-name="T2">, déjà présenté récemment, qui effectue des opérations abdominales. Les robots qui effectuent des tâches ménagères sont au contraire beaucoup plus communs. Prenons l’exemple des robots tondeurs de gazons ou des robots aspirateurs, l’avantage de ceux-ci est qu’ils sont totalement autonomes. Ils se baladent dans la maison ou le jardin afin de comprendre les subtilités de ces milieux et donc d’éviter les obstacles tels que les meubles, les animaux ou tout simplement l’être humain. De plus, grâce au progrès des technologies, ces robots sont de plus en plus abordables et peuvent être utiles pour les personnes qui sont débordées et qui ne peuvent pas se permettre d’accorder du temps à effectuer les tâches ménagères. Les robots éducatifs sont de plus en plus présents dans le quotidien des enfants. En effet, ils sont désormais intégrés dans le programme de certaines écoles. De plus, ils sont de plus en plus abordables malgré le fait qu’ils deviennent de plus en plus complexes, ce qui amplifie leur intérêt. D’ailleurs cette nouvelle alternative de l’enseignement peut permettre de faire naître des vocations chez certains enfants, ce qui peut être bénéfique pour le futur. Plusieurs types de robots éducatifs sont aujourd’hui présents sur le marché et conviennent pour tous types d’âges, tels que les </text:span></text:span><text:span text:style-name="Police_20_par_20_défaut"><text:span text:style-name="T10">LEGO® MINDSTORMS®</text:span></text:span><text:span text:style-name="Police_20_par_20_défaut"><text:span text:style-name="T2"> ou bien le robot Thymio qui va être étudié plus tard. Les robots peuvent aussi servir à la défense militaire, cependant ils ne sont pas abordables et ne peuvent pas être la propriété de tout le monde. Les robots militaires ont pour tâches de faire des repérages grâce aux drones et traverser des champs minés afin d’épargner la vie des militaires.</text:span></text:span></text:p>
      <text:p text:style-name="P3"/>
      <text:p text:style-name="P3"><text:soft-page-break/></text:p>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ansLight" svg:font-family="OpenSansLight, 'Helvetica Neue'" style:font-family-generic="system"/>
    <style:font-face style:name="NSimSun"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H"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H"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initial-creator>Francois BRUCHEZ</meta:initial-creator>
    <dc:creator>Francois BRUCHEZ</dc:creator>
    <meta:creation-date>2020-04-07T21:01:00Z</meta:creation-date>
    <dc:date>2020-04-07T21:50:00Z</dc:date>
    <meta:editing-cycles>9</meta:editing-cycles>
    <meta:editing-duration>PT0S</meta:editing-duration>
    <meta:document-statistic meta:table-count="0" meta:image-count="0" meta:object-count="0" meta:page-count="6" meta:paragraph-count="19" meta:word-count="1415" meta:character-count="8737" meta:non-whitespace-character-count="7343"/>
    <meta:template xlink:type="simple" xlink:actuate="onRequest" xlink:title="" xlink:href="Normal"/>
  </office:meta>
</office:document-meta>
</file>